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fo:line-height="179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Times New Roman1" fo:font-size="12pt" fo:font-style="normal" style:text-underline-style="none" style:text-blinking="false" fo:background-color="transparen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ose</text:span></text:p>
      <text:p text:style-name="Standard"><text:span text:style-name="T1">Ekvivalent dose: innført pga forskjellene I tett energiavsetning, som har den største biologiske virkingen.</text:span></text:p>
      <text:p text:style-name="Standard"><text:span text:style-name="T1">Formel: D måles I grey, som er målbart, mens Ekvivalent dose I sievert, som er en “veiliedning”</text:span></text:p>
      <text:p text:style-name="Standard"><text:span text:style-name="T1"/></text:p>
      <text:p text:style-name="Standard">Effektiv dose: Forskjellige organer har forskjellig strålefølsomhet. Effektiv dose tar hensyn til dette.</text:p>
      <text:p text:style-name="Standard"/>
      <text:p text:style-name="P2">Alpha</text:p>
      <text:p text:style-name="Standard">Alpha: Helium kjerne. Produseres gjerne gjennom alphahenfall I store radioaktive kjerner</text:p>
      <text:p text:style-name="Standard">F.eks Radon, Polonium</text:p>
      <text:p text:style-name="Standard"/>
      <text:p text:style-name="Text_20_body"><text:span text:style-name="T1">Sterkt ionisertende. Stor masse, mye energi, ladet, interagerer kraftig med omgivelsene.</text:span></text:p>
      <text:p text:style-name="Text_20_body"><text:span text:style-name="T1">Mister hurtig energi.</text:span></text:p>
      <text:p text:style-name="Text_20_body"><text:span text:style-name="T1">Beger seg cm – mm. Papirark stopper</text:span></text:p>
      <text:p text:style-name="Text_20_body"><text:span text:style-name="T1">Ufarlig utenfor kroppen.</text:span></text:p>
      <text:p text:style-name="Text_20_body"><text:span text:style-name="T1">Radon I skandinavia</text:span></text:p>
      <text:p text:style-name="P5">Beta</text:p>
      <text:p text:style-name="Standard"><text:span text:style-name="T1">Det er denne maksimalenergien som blir oppgitt i henfallskjemaer.</text:span></text:p>
      <text:p text:style-name="Standard"><text:span text:style-name="T1">Nøytronet stjeler energi, så elektronet får bare ca 1/3 av energien</text:span></text:p>
      <text:p text:style-name="Text_20_body"/>
      <text:p text:style-name="Text_20_body">Bevege seg noen få meter I luft</text:p>
      <text:p text:style-name="Text_20_body">Noen få cm I hud, men bare de mest energirike</text:p>
      <text:p text:style-name="Text_20_body">Høy hastighet og spredt energiavsetning (spredt ionisering)</text:p>
      <text:p text:style-name="Text_20_body">Ioniserer få atomer I samme celle, men på en annen side kan flere celler bli påvirket</text:p>
      <text:p text:style-name="P1"><text:span text:style-name="T2"/></text:p>
      <text:p text:style-name="P4"><text:span text:style-name="T2">Gamma</text:span></text:p>
      <text:p text:style-name="P3"><text:span text:style-name="T2">Ikke en partikkel, men en <text:s/>energirik elektromagnetisk bølge.</text:span></text:p>
      <text:p text:style-name="P3"><text:span text:style-name="T2"/></text:p>
      <text:p text:style-name="P3"><text:span text:style-name="T2">Vi kan få gammastråling fra henfall I radioaktive kjerner, gjerne sammen med alpha og beta stråling</text:span></text:p>
      <text:p text:style-name="P3"><text:span text:style-name="T2">annihilasjon: elementærpartikkel og antipartikkel kolliderer og gammastårling frigjøres, ellers får vi stråling fra verdensrommet.</text:span></text:p>
      <text:p text:style-name="P3"><text:span text:style-name="T2"/></text:p>
      <text:p text:style-name="P3"><text:span text:style-name="T2">Gammastråling har veldig lang veilenge I de fleste stoff. Kan penetrere klær, hud og egentlig hele kroppen. Blir stoppet av f.eks bly.</text:span></text:p>
      <text:p text:style-name="P3"><text:span text:style-name="T2">Ioniserer, men ikke I et veldig konsentrert området.</text:span></text:p>
      <text:p text:style-name="P3"><text:span text:style-name="T2"/></text:p>
      <text:p text:style-name="P4"><text:span text:style-name="T2">Konklusjon</text:span></text:p>
      <text:p text:style-name="P3"><text:span text:style-name="T2">Hva er farligst? Kommer helt an på situasjonen. Rent biologsik er det alphastråling fordi den ioniserer så kraftig og I et lite område. Men hvis man ikke røyker veldig mye og puster in polonium, eller bor I </text:span><text:soft-page-break/><text:span text:style-name="T2">et veldig radonfylt hjem, så blir man ikke spesielt mye utsatt.</text:span></text:p>
      <text:p text:style-name="P3"><text:span text:style-name="T2">Gammastråling er rent biologisk mindre farlig, men en kilde til gammastråling vil alltid kunne gjøre skade på deg.</text:span></text:p>
      <text:p text:style-name="P3"><text:span text:style-name="T2"/></text:p>
      <text:p text:style-name="P3"><text:span text:style-name="T2">Beta havner I midten.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34:13</meta:creation-date>
    <meta:document-statistic meta:table-count="0" meta:image-count="0" meta:object-count="0" meta:page-count="2" meta:paragraph-count="29" meta:word-count="288" meta:character-count="1862"/>
    <dc:date>2017-10-06T09:15:27</dc:date>
    <meta:editing-duration>PT8M25S</meta:editing-duration>
    <meta:editing-cycles>1</meta:editing-cycles>
    <meta:generator>OpenOffice.org/3.4.1$Unix OpenOffice.org_project/341m1$Build-9593</meta:generator>
  </office:meta>
</office:document-meta>
</file>